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2.3693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pn image</text:p>
          </table:table-cell>
          <table:table-cell office:value-type="string" calcext:value-type="string">
            <text:p>small I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+Kouzlo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 table:number-columns-repeated="2"/>
          <table:table-cell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premisti se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spawn-spawn</text:p>
          </table:table-cell>
          <table:table-cell office:value-type="string" calcext:value-type="string">
            <text:p>Dvojita odmena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zvirat</text:p>
          </table:table-cell>
          <table:table-cell office:value-type="string" calcext:value-type="string">
            <text:p>Velky lov</text:p>
          </table:table-cell>
          <table:table-cell office:value-type="string" calcext:value-type="string">
            <text:p><text:span text:style-name="T1">animal</text:span>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nemrtvych</text:p>
          </table:table-cell>
          <table:table-cell office:value-type="string" calcext:value-type="string">
            <text:p>Cisteni hrbitovu</text:p>
          </table:table-cell>
          <table:table-cell office:value-type="string" calcext:value-type="string">
            <text:p><text:span text:style-name="T1">undead</text:span>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lidi</text:p>
          </table:table-cell>
          <table:table-cell office:value-type="string" calcext:value-type="string">
            <text:p>Hon na carodeje</text:p>
          </table:table-cell>
          <table:table-cell office:value-type="string" calcext:value-type="string">
            <text:p><text:span text:style-name="T1">human</text:span>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demonu</text:p>
          </table:table-cell>
          <table:table-cell office:value-type="string" calcext:value-type="string">
            <text:p>Pro klid duse</text:p>
          </table:table-cell>
          <table:table-cell office:value-type="string" calcext:value-type="string">
            <text:p><text:span text:style-name="T1">daemon-daemon</text:span>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rizracny jezdec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ekelna parta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Honak demonu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Spiknuti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Uvnitr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Doupe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Magicky rej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Uprostred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Kral stada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Vyssi nemrtvy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Carodejuv ucen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Posel demonu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Cervena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" table:number-columns-repeated="4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broken-spear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elena" calcext:value-type="string">
            <text:p>Zelena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dlouhe 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elena" calcext:value-type="string">
            <text:p>Zelena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Modra" calcext:value-type="string">
            <text:p>Modra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Cervena" calcext:value-type="string">
            <text:p>Cervena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broken-hammer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Zluta" calcext:value-type="string">
            <text:p>Zluta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Zluta" calcext:value-type="string">
            <text:p>Zluta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Zluta" calcext:value-type="string">
            <text:p>Zluta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Zluta" calcext:value-type="string">
            <text:p>Zluta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dna zbran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9])" office:value-type="string" office:string-value="Zluta" calcext:value-type="string">
            <text:p>Zluta</text:p>
          </table:table-cell>
          <table:table-cell table:formula="of:=INDIRECT(&quot;H&quot; &amp; [.$F49])" office:value-type="string" office:string-value="undead" calcext:value-type="string">
            <text:p>undead</text:p>
          </table:table-cell>
          <table:table-cell table:formula="of:=INDIRECT(&quot;I&quot; &amp; [.$F49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0])" office:value-type="string" office:string-value="Zelena" calcext:value-type="string">
            <text:p>Zelena</text:p>
          </table:table-cell>
          <table:table-cell table:formula="of:=INDIRECT(&quot;H&quot; &amp; [.$F50])" office:value-type="string" office:string-value="animal" calcext:value-type="string">
            <text:p>animal</text:p>
          </table:table-cell>
          <table:table-cell table:formula="of:=INDIRECT(&quot;I&quot; &amp; [.$F50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1])" office:value-type="string" office:string-value="Cervena" calcext:value-type="string">
            <text:p>Cervena</text:p>
          </table:table-cell>
          <table:table-cell table:formula="of:=INDIRECT(&quot;H&quot; &amp; [.$F51])" office:value-type="string" office:string-value="daemon" calcext:value-type="string">
            <text:p>daemon</text:p>
          </table:table-cell>
          <table:table-cell table:formula="of:=INDIRECT(&quot;I&quot; &amp; [.$F51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2])" office:value-type="string" office:string-value="Vsechny" calcext:value-type="string">
            <text:p>Vsechny</text:p>
          </table:table-cell>
          <table:table-cell table:formula="of:=INDIRECT(&quot;H&quot; &amp; [.$F52])" office:value-type="string" office:string-value="any" calcext:value-type="string">
            <text:p>any</text:p>
          </table:table-cell>
          <table:table-cell table:formula="of:=INDIRECT(&quot;I&quot; &amp; [.$F52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3])" office:value-type="string" office:string-value="Vsechny" calcext:value-type="string">
            <text:p>Vsechny</text:p>
          </table:table-cell>
          <table:table-cell table:formula="of:=INDIRECT(&quot;H&quot; &amp; [.$F53])" office:value-type="string" office:string-value="any" calcext:value-type="string">
            <text:p>any</text:p>
          </table:table-cell>
          <table:table-cell table:formula="of:=INDIRECT(&quot;I&quot; &amp; [.$F53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H&quot; &amp; [.$F54])" office:value-type="string" office:string-value="human" calcext:value-type="string">
            <text:p>human</text:p>
          </table:table-cell>
          <table:table-cell table:formula="of:=INDIRECT(&quot;I&quot; &amp; [.$F5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broken-sword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H&quot; &amp; [.$F55])" office:value-type="string" office:string-value="human" calcext:value-type="string">
            <text:p>human</text:p>
          </table:table-cell>
          <table:table-cell table:formula="of:=INDIRECT(&quot;I&quot; &amp; [.$F5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6])" office:value-type="string" office:string-value="Modra" calcext:value-type="string">
            <text:p>Modra</text:p>
          </table:table-cell>
          <table:table-cell table:formula="of:=INDIRECT(&quot;H&quot; &amp; [.$F56])" office:value-type="string" office:string-value="human" calcext:value-type="string">
            <text:p>human</text:p>
          </table:table-cell>
          <table:table-cell table:formula="of:=INDIRECT(&quot;I&quot; &amp; [.$F5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Modra" calcext:value-type="string">
            <text:p>Modra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Modra" calcext:value-type="string">
            <text:p>Modra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Modra" calcext:value-type="string">
            <text:p>Modra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Modra" calcext:value-type="string">
            <text:p>Modra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Modra" calcext:value-type="string">
            <text:p>Modra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6])" office:value-type="string" office:string-value="Zluta" calcext:value-type="string">
            <text:p>Zluta</text:p>
          </table:table-cell>
          <table:table-cell table:formula="of:=INDIRECT(&quot;H&quot; &amp; [.$F66])" office:value-type="string" office:string-value="undead" calcext:value-type="string">
            <text:p>undead</text:p>
          </table:table-cell>
          <table:table-cell table:formula="of:=INDIRECT(&quot;I&quot; &amp; [.$F66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7])" office:value-type="string" office:string-value="Modra" calcext:value-type="string">
            <text:p>Modra</text:p>
          </table:table-cell>
          <table:table-cell table:formula="of:=INDIRECT(&quot;H&quot; &amp; [.$F67])" office:value-type="string" office:string-value="human" calcext:value-type="string">
            <text:p>human</text:p>
          </table:table-cell>
          <table:table-cell table:formula="of:=INDIRECT(&quot;I&quot; &amp; [.$F67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8])" office:value-type="string" office:string-value="Zelena" calcext:value-type="string">
            <text:p>Zelena</text:p>
          </table:table-cell>
          <table:table-cell table:formula="of:=INDIRECT(&quot;H&quot; &amp; [.$F68])" office:value-type="string" office:string-value="animal" calcext:value-type="string">
            <text:p>animal</text:p>
          </table:table-cell>
          <table:table-cell table:formula="of:=INDIRECT(&quot;I&quot; &amp; [.$F68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9])" office:value-type="string" office:string-value="Vsechny" calcext:value-type="string">
            <text:p>Vsechny</text:p>
          </table:table-cell>
          <table:table-cell table:formula="of:=INDIRECT(&quot;H&quot; &amp; [.$F69])" office:value-type="string" office:string-value="any" calcext:value-type="string">
            <text:p>any</text:p>
          </table:table-cell>
          <table:table-cell table:formula="of:=INDIRECT(&quot;I&quot; &amp; [.$F69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0])" office:value-type="string" office:string-value="Vsechny" calcext:value-type="string">
            <text:p>Vsechny</text:p>
          </table:table-cell>
          <table:table-cell table:formula="of:=INDIRECT(&quot;H&quot; &amp; [.$F70])" office:value-type="string" office:string-value="any" calcext:value-type="string">
            <text:p>any</text:p>
          </table:table-cell>
          <table:table-cell table:formula="of:=INDIRECT(&quot;I&quot; &amp; [.$F70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H&quot; &amp; [.$F71])" office:value-type="string" office:string-value="daemon" calcext:value-type="string">
            <text:p>daemon</text:p>
          </table:table-cell>
          <table:table-cell table:formula="of:=INDIRECT(&quot;I&quot; &amp; [.$F7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broken-bow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H&quot; &amp; [.$F72])" office:value-type="string" office:string-value="daemon" calcext:value-type="string">
            <text:p>daemon</text:p>
          </table:table-cell>
          <table:table-cell table:formula="of:=INDIRECT(&quot;I&quot; &amp; [.$F7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3])" office:value-type="string" office:string-value="Cervena" calcext:value-type="string">
            <text:p>Cervena</text:p>
          </table:table-cell>
          <table:table-cell table:formula="of:=INDIRECT(&quot;H&quot; &amp; [.$F73])" office:value-type="string" office:string-value="daemon" calcext:value-type="string">
            <text:p>daemon</text:p>
          </table:table-cell>
          <table:table-cell table:formula="of:=INDIRECT(&quot;I&quot; &amp; [.$F7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4])" office:value-type="string" office:string-value="Cervena" calcext:value-type="string">
            <text:p>Cervena</text:p>
          </table:table-cell>
          <table:table-cell table:formula="of:=INDIRECT(&quot;H&quot; &amp; [.$F74])" office:value-type="string" office:string-value="daemon" calcext:value-type="string">
            <text:p>daemon</text:p>
          </table:table-cell>
          <table:table-cell table:formula="of:=INDIRECT(&quot;I&quot; &amp; [.$F7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5])" office:value-type="string" office:string-value="Cervena" calcext:value-type="string">
            <text:p>Cervena</text:p>
          </table:table-cell>
          <table:table-cell table:formula="of:=INDIRECT(&quot;H&quot; &amp; [.$F75])" office:value-type="string" office:string-value="daemon" calcext:value-type="string">
            <text:p>daemon</text:p>
          </table:table-cell>
          <table:table-cell table:formula="of:=INDIRECT(&quot;I&quot; &amp; [.$F7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6])" office:value-type="string" office:string-value="Cervena" calcext:value-type="string">
            <text:p>Cervena</text:p>
          </table:table-cell>
          <table:table-cell table:formula="of:=INDIRECT(&quot;H&quot; &amp; [.$F76])" office:value-type="string" office:string-value="daemon" calcext:value-type="string">
            <text:p>daemon</text:p>
          </table:table-cell>
          <table:table-cell table:formula="of:=INDIRECT(&quot;I&quot; &amp; [.$F7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Cervena" calcext:value-type="string">
            <text:p>Cervena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Cervena" calcext:value-type="string">
            <text:p>Cervena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Cervena" calcext:value-type="string">
            <text:p>Cervena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</table:table-row>
      </table:table>
      <table:table table:name="wpn_nam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09:41:12.803363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5-03-28T10:56:34.449359472</dc:date>
    <meta:editing-duration>P27DT13H56M39S</meta:editing-duration>
    <meta:editing-cycles>324</meta:editing-cycles>
    <meta:document-statistic meta:table-count="6" meta:cell-count="865" meta:object-count="0"/>
  </office:meta>
</office:document-meta>
</file>